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2.3299in" fo:break-before="auto" style:use-optimal-row-height="true"/>
    </style:style>
    <style:style style:name="ro15" style:family="table-row">
      <style:table-row-properties style:row-height="2.0173in" fo:break-before="auto" style:use-optimal-row-height="true"/>
    </style:style>
    <style:style style:name="ro16" style:family="table-row">
      <style:table-row-properties style:row-height="1.8516in" fo:break-before="auto" style:use-optimal-row-height="true"/>
    </style:style>
    <style:style style:name="ro17" style:family="table-row">
      <style:table-row-properties style:row-height="2.639in" fo:break-before="auto" style:use-optimal-row-height="true"/>
    </style:style>
    <style:style style:name="ro18" style:family="table-row">
      <style:table-row-properties style:row-height="2.4839in" fo:break-before="auto" style:use-optimal-row-height="true"/>
    </style:style>
    <style:style style:name="ro1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8"/>
        <table:table-column table:style-name="co2" table:default-cell-style-name="ce8"/>
        <table:table-column table:style-name="co1" table:number-columns-repeated="7" table:default-cell-style-name="ce8"/>
        <table:table-column table:style-name="co3" table:default-cell-style-name="ce8"/>
        <table:table-column table:style-name="co4" table:default-cell-style-name="ce8"/>
        <table:table-column table:style-name="co1" table:number-columns-repeated="3" table:default-cell-style-name="ce8"/>
        <table:table-column table:style-name="co5" table:default-cell-style-name="ce8"/>
        <table:table-column table:style-name="co6" table:default-cell-style-name="ce8"/>
        <table:table-column table:style-name="co7" table:default-cell-style-name="ce8"/>
        <table:table-column table:style-name="co1" table:default-cell-style-name="ce8"/>
        <table:table-column table:style-name="co8"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1" table:number-columns-repeated="1000" table:default-cell-style-name="ce8"/>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13"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13"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13"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4"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11"/>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11"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text:span text:style-name="T1">If you have 2 or more cards in your pitch zone with cost 3 or greater</text:span>, Anothos ha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 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3">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3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2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card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6">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6">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8">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has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weapon you control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2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1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 1,2 - Lose 2{h}. **Go again**</text:p>
            <text:p>- 3,4 - Gain 2{h}. **Go again**</text:p>
            <text:p>- 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2 or greater gains +4{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2 or greater gains +3{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2 or greater gains +2{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1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1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1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3">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3">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3">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5"/>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5"/>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5"/>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5"/>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5"/>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5"/>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5"/>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5"/>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5"/>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5"/>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5"/>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5"/>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5"/>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5"/>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5"/>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5"/>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5"/>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11"/>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5"/>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5"/>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5"/>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5"/>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5"/>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5"/>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5"/>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5"/>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5"/>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5"/>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5"/>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5"/>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5"/>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5"/>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5"/>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5"/>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5"/>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5"/>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5"/>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5"/>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5"/>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11" table:number-columns-repeated="4"/>
          <table:table-cell table:style-name="ce11" office:value-type="float" office:value="40" calcext:value-type="float">
            <text:p>40</text:p>
          </table:table-cell>
          <table:table-cell table:style-name="ce11" office:value-type="float" office:value="4" calcext:value-type="float">
            <text:p>4</text:p>
          </table:table-cell>
          <table:table-cell table:style-name="ce11" office:value-type="string" calcext:value-type="string">
            <text:p>T, C</text:p>
          </table:table-cell>
          <table:table-cell table:style-name="ce11" office:value-type="string" calcext:value-type="string">
            <text:p>Ranger, Hero</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text:p>
          </table:table-cell>
          <table:table-cell table:style-name="ce11" table:number-columns-repeated="2"/>
          <table:table-cell table:style-name="ce11" office:value-type="string" calcext:value-type="string">
            <text:p>No</text:p>
          </table:table-cell>
          <table:table-cell table:style-name="ce11"/>
          <table:table-cell table:style-name="ce11"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5"/>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11" table:number-columns-repeated="4"/>
          <table:table-cell table:style-name="ce11" office:value-type="float" office:value="20" calcext:value-type="float">
            <text:p>20</text:p>
          </table:table-cell>
          <table:table-cell table:style-name="ce11" office:value-type="float" office:value="4" calcext:value-type="float">
            <text:p>4</text:p>
          </table:table-cell>
          <table:table-cell table:style-name="ce11" office:value-type="string" calcext:value-type="string">
            <text:p>T</text:p>
          </table:table-cell>
          <table:table-cell table:style-name="ce11" office:value-type="string" calcext:value-type="string">
            <text:p>Ranger, Hero, Young</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 – Young</text:p>
          </table:table-cell>
          <table:table-cell table:style-name="ce11" table:number-columns-repeated="4"/>
          <table:table-cell table:style-name="ce11"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5"/>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11" table:number-columns-repeated="6"/>
          <table:table-cell table:style-name="ce11" office:value-type="string" calcext:value-type="string">
            <text:p>T, C</text:p>
          </table:table-cell>
          <table:table-cell table:style-name="ce11" office:value-type="string" calcext:value-type="string">
            <text:p>Ranger, Weapon, Bow, 2H</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table:table-cell table:style-name="ce11" office:value-type="string" calcext:value-type="string">
            <text:p>**Once per Turn Action** - {r}: If you have no cards in your arsenal, you may put an arrow card from your hand face up into your arsenal. If you do, draw a card. **Go again**</text:p>
          </table:table-cell>
          <table:table-cell table:style-name="ce11"/>
          <table:table-cell table:style-name="ce11" office:value-type="string" calcext:value-type="string">
            <text:p>Ranger Weapon – Bow (2H)</text:p>
          </table:table-cell>
          <table:table-cell table:style-name="ce11" table:number-columns-repeated="4"/>
          <table:table-cell table:style-name="ce11"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5"/>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11" table:number-columns-repeated="3"/>
          <table:table-cell table:style-name="ce11" office:value-type="float" office:value="1" calcext:value-type="float">
            <text:p>1</text:p>
          </table:table-cell>
          <table:table-cell table:style-name="ce11" table:number-columns-repeated="2"/>
          <table:table-cell table:style-name="ce11" office:value-type="string" calcext:value-type="string">
            <text:p>L</text:p>
          </table:table-cell>
          <table:table-cell table:style-name="ce11" office:value-type="string" calcext:value-type="string">
            <text:p>Ranger, Equipment, Head</text:p>
          </table:table-cell>
          <table:table-cell table:style-name="ce11" office:value-type="string" calcext:value-type="string">
            <text:p>Arcane Barrier 1, Blade Break</text:p>
          </table:table-cell>
          <table:table-cell table:style-name="ce11" table:number-columns-repeated="3"/>
          <table:table-cell table:style-name="ce11"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11"/>
          <table:table-cell table:style-name="ce11" office:value-type="string" calcext:value-type="string">
            <text:p>Ranger Equipment – Head</text:p>
          </table:table-cell>
          <table:table-cell table:style-name="ce11" table:number-columns-repeated="4"/>
          <table:table-cell table:style-name="ce11"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5"/>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11" table:number-columns-repeated="3"/>
          <table:table-cell table:style-name="ce11" office:value-type="float" office:value="0" calcext:value-type="float">
            <text:p>0</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Equipment, Arms</text:p>
          </table:table-cell>
          <table:table-cell table:style-name="ce11" office:value-type="string" calcext:value-type="string">
            <text:p>Arcane Barrier 1</text:p>
          </table:table-cell>
          <table:table-cell table:style-name="ce11" office:value-type="string" calcext:value-type="string">
            <text:p>Action</text:p>
          </table:table-cell>
          <table:table-cell table:style-name="ce11" office:value-type="string" calcext:value-type="string">
            <text:p>Go again</text:p>
          </table:table-cell>
          <table:table-cell table:style-name="ce11"/>
          <table:table-cell table:style-name="ce11"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11"/>
          <table:table-cell table:style-name="ce11" office:value-type="string" calcext:value-type="string">
            <text:p>Ranger Equipment – Arms</text:p>
          </table:table-cell>
          <table:table-cell table:style-name="ce11" table:number-columns-repeated="4"/>
          <table:table-cell table:style-name="ce11"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5"/>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 Arrow, Attack</text:p>
          </table:table-cell>
          <table:table-cell table:style-name="ce11" office:value-type="string" calcext:value-type="string">
            <text:p>Azalea Specialization</text:p>
          </table:table-cell>
          <table:table-cell table:style-name="ce11" table:number-columns-repeated="3"/>
          <table:table-cell table:style-name="ce11"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5"/>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Draw 3 cards. Until end of turn, you may only play cards from arsenal.</text:p>
            <text:p/>
            <text:p>**Go again**</text:p>
          </table:table-cell>
          <table:table-cell table:style-name="ce11" office:value-type="string" calcext:value-type="string">
            <text:p>“Finally. Time to take out the trash.” - Azalea</text:p>
          </table:table-cell>
          <table:table-cell table:style-name="ce11" office:value-type="string" calcext:value-type="string">
            <text:p>Ranger Action</text:p>
          </table:table-cell>
          <table:table-cell table:style-name="ce11" table:number-columns-repeated="4"/>
          <table:table-cell table:style-name="ce11"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5"/>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Endless Arrow hits, put it into your hand.</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5"/>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Azalea Specialization, Reload, Go again</text:p>
          </table:table-cell>
          <table:table-cell table:style-name="ce11" table:number-columns-repeated="3"/>
          <table:table-cell table:style-name="ce11"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5"/>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Reload</text:p>
          </table:table-cell>
          <table:table-cell table:style-name="ce11" table:number-columns-repeated="2"/>
          <table:table-cell table:style-name="ce11" office:value-type="string" calcext:value-type="string">
            <text:p>Go again</text:p>
          </table:table-cell>
          <table:table-cell table:style-name="ce11" office:value-type="string" calcext:value-type="string">
            <text:p>Until end of turn, arrows you control gain **go again.**</text:p>
            <text:p/>
            <text:p>**Reload** *(If you have no cards in your arsenal, you may put a card from your hand face down into your arsenal.)*</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5"/>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4" calcext:value-type="float">
            <text:p>4</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5"/>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5"/>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5"/>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5"/>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5"/>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5"/>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5"/>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5"/>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5"/>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5"/>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5"/>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5"/>
          <table:table-cell table:number-columns-repeated="998"/>
        </table:table-row>
        <table:table-row table:style-name="ro6">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5"/>
          <table:table-cell table:number-columns-repeated="998"/>
        </table:table-row>
        <table:table-row table:style-name="ro6">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5"/>
          <table:table-cell table:number-columns-repeated="998"/>
        </table:table-row>
        <table:table-row table:style-name="ro6">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5"/>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5"/>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5"/>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5"/>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5"/>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5"/>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5"/>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5"/>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5"/>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5"/>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5"/>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5"/>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5"/>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5"/>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5"/>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5"/>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5"/>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5"/>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5"/>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5"/>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5"/>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You may discard an action card. If you discard an attack action card this way, search your deck for a Runeblade ‘non-attack’ action card, reveal it, and put it into your hand. If you discard a ‘non-attack’ action card this way, search your deck for a Runeblade attack action card, reveal it, and put it into your hand. Shuffle your deck.</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5"/>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5"/>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5"/>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5"/>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5"/>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5"/>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5"/>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5"/>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5"/>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5"/>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5"/>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5"/>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5"/>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5"/>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5"/>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5"/>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5"/>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5"/>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5"/>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5"/>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5"/>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5"/>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5"/>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5"/>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5"/>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5"/>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5"/>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5"/>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5"/>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5"/>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5"/>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5"/>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5"/>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5"/>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5"/>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5"/>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5"/>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5"/>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5"/>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5"/>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5"/>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5"/>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5"/>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11"/>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5"/>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5"/>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5"/>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5"/>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5"/>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5"/>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5"/>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5"/>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5"/>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5"/>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5"/>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5"/>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5"/>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5"/>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5"/>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5"/>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5"/>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5"/>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5"/>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5"/>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5"/>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5"/>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5"/>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5"/>
          <table:table-cell table:number-columns-repeated="998"/>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5"/>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5"/>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5"/>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5"/>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5"/>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5"/>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5"/>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5"/>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5"/>
          <table:table-cell table:number-columns-repeated="998"/>
        </table:table-row>
        <table:table-row table:style-name="ro6">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 cards can’t be played to Command and Conquer’s chain link.</text:p>
            <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5"/>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5"/>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5"/>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5"/>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5"/>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5"/>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5"/>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5"/>
          <table:table-cell table:number-columns-repeated="998"/>
        </table:table-row>
        <table:table-row table:style-name="ro9">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5"/>
          <table:table-cell table:number-columns-repeated="998"/>
        </table:table-row>
        <table:table-row table:style-name="ro9">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5"/>
          <table:table-cell table:number-columns-repeated="998"/>
        </table:table-row>
        <table:table-row table:style-name="ro9">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5"/>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5"/>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5"/>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5"/>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r hero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5"/>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5"/>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5"/>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5"/>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5"/>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5"/>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5"/>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5"/>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5"/>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5"/>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5"/>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5"/>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5"/>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5"/>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5"/>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5"/>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5"/>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5"/>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5"/>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5"/>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5"/>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5"/>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5"/>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5"/>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5"/>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5"/>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5"/>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5"/>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5"/>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5"/>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5"/>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5"/>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5"/>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5"/>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5"/>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5"/>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5"/>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5"/>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5"/>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5"/>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5"/>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5"/>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5"/>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5"/>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5"/>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0.width-450.png – CRU000 – F, https://storage.googleapis.com/fabmaster/media/images/U-CRU000.width-450.png – CRU000 – U</text:p>
          </table:table-cell>
          <table:table-cell/>
          <table:table-cell table:style-name="ce15"/>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5"/>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5"/>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5"/>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5"/>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11"/>
          <table:table-cell office:value-type="string" calcext:value-type="string">
            <text:p>Intimidate</text:p>
          </table:table-cell>
          <table:table-cell office:value-type="string" calcext:value-type="string">
            <text:p>When you attack with Massacre, 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5"/>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5"/>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5"/>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5"/>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5"/>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5"/>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5"/>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5"/>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5"/>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5"/>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5"/>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5"/>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5"/>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5"/>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5"/>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5"/>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5"/>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5"/>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5"/>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5"/>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5"/>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5"/>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5"/>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5"/>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5"/>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5"/>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5"/>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5"/>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5"/>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5"/>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5"/>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r hero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5"/>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5"/>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5"/>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5"/>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5"/>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5"/>
          <table:table-cell table:number-columns-repeated="998"/>
        </table:table-row>
        <table:table-row table:style-name="ro3">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 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5"/>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5"/>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5"/>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5"/>
          <table:table-cell table:number-columns-repeated="998"/>
        </table:table-row>
        <table:table-row table:style-name="ro9">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when you attack with Heron's Flight, it gains +2{p} and you choose 1;</text:p>
            <text:p/>
            <text:p>- Heron’s flight can only be defended by attack action cards.</text:p>
            <text:p>- Heron’s flight can only be defended by ‘non-attack’ action cards.</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5"/>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5"/>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5"/>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5"/>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5"/>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5"/>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5"/>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5"/>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5"/>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5"/>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5"/>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5"/>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5"/>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5"/>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5"/>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5"/>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5"/>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5"/>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5"/>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5"/>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5"/>
          <table:table-cell table:number-columns-repeated="998"/>
        </table:table-row>
        <table:table-row table:style-name="ro6">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5"/>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5"/>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5"/>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5"/>
          <table:table-cell table:number-columns-repeated="998"/>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5"/>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5"/>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5"/>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5"/>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5"/>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5"/>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5"/>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5"/>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5"/>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5"/>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5"/>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5"/>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5"/>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5"/>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5"/>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5"/>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5"/>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5"/>
          <table:table-cell table:number-columns-repeated="998"/>
        </table:table-row>
        <table:table-row table:style-name="ro11">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r hero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5"/>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5"/>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5"/>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5"/>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5"/>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5"/>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5"/>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5"/>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5"/>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5"/>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5"/>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5"/>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5"/>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5"/>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text:span text:style-name="T1">**Once per Turn Action** - {r}{r}{r}: If a hero has more {h} than all other hero’s, they lose 1{h} and create a Copper token. Then if a hero has less {h} than all</text:span> other hero’s, they gain 1{h}. **Go again** *(It's an item with "***Action*** -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5"/>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5"/>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5"/>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5"/>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5"/>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r hero has been dealt damage this turn.</text:p>
            <text:p/>
            <text:p>The next time your hero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5"/>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5"/>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5"/>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5"/>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5"/>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5"/>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5"/>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5"/>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5"/>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5"/>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5"/>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5"/>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5"/>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5"/>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5"/>
          <table:table-cell table:number-columns-repeated="998"/>
        </table:table-row>
        <table:table-row table:style-name="ro7">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you attack with Dread Triptych, if you've played a 'non-attack' action card this turn, create a Runechant token.</text:p>
            <text:p/>
            <text:p>When you attack with Dread Triptych, 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5"/>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5"/>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5"/>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5"/>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5"/>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5"/>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5"/>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5"/>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5"/>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5"/>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5"/>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5"/>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5"/>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5"/>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5"/>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5"/>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5"/>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5"/>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5"/>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5"/>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5"/>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5"/>
          <table:table-cell table:number-columns-repeated="998"/>
        </table:table-row>
        <table:table-row table:style-name="ro9">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5"/>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5"/>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5"/>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5"/>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5"/>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5"/>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5"/>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5"/>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5"/>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5"/>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5"/>
          <table:table-cell table:number-columns-repeated="998"/>
        </table:table-row>
        <table:table-row table:style-name="ro3">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If an effect would resolve that includes rolling a 6 sided die, instead you may destroy Gambler’s Gloves. If you do, the controller of the effect rerolls all 6 sided dice rolled this way.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5"/>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5"/>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5"/>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5"/>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5"/>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5"/>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5"/>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5"/>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5"/>
          <table:table-cell table:number-columns-repeated="998"/>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5"/>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5"/>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5"/>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5"/>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5"/>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5"/>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5"/>
          <table:table-cell table:number-columns-repeated="998"/>
        </table:table-row>
        <table:table-row table:style-name="ro8">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5"/>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5"/>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5"/>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5"/>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5"/>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5"/>
          <table:table-cell table:number-columns-repeated="998"/>
        </table:table-row>
        <table:table-row table:style-name="ro14">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5"/>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5"/>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5"/>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5"/>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5"/>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5"/>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16984263482378r4623792.width-450.png - MON011 - F, https://storage.googleapis.com/fabmaster/media/images/U-MON011.width-450.png - MON011 – U</text:p>
          </table:table-cell>
          <table:table-cell/>
          <table:table-cell table:style-name="ce15"/>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5"/>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5"/>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5"/>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5"/>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5"/>
          <table:table-cell table:number-columns-repeated="998"/>
        </table:table-row>
        <table:table-row table:style-name="ro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9986165132..223435430.width-450.png - MON017 - F, https://storage.googleapis.com/fabmaster/media/images/U-MON017.width-450.png - MON017 – U</text:p>
          </table:table-cell>
          <table:table-cell/>
          <table:table-cell table:style-name="ce15"/>
          <table:table-cell table:number-columns-repeated="998"/>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23fgw5465b464.width-450.png - MON018 - F, https://storage.googleapis.com/fabmaster/media/images/U-MON018.width-450.png - MON018 – U</text:p>
          </table:table-cell>
          <table:table-cell/>
          <table:table-cell table:style-name="ce15"/>
          <table:table-cell table:number-columns-repeated="998"/>
        </table:table-row>
        <table:table-row table:style-name="ro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456b443654yteb65764.width-450.png - MON019 - F, https://storage.googleapis.com/fabmaster/media/images/U-MON019.width-450.png - MON019 – U</text:p>
          </table:table-cell>
          <table:table-cell/>
          <table:table-cell table:style-name="ce15"/>
          <table:table-cell table:number-columns-repeated="998"/>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_MON020.width-450.png - MON020 – U</text:p>
          </table:table-cell>
          <table:table-cell/>
          <table:table-cell table:style-name="ce15"/>
          <table:table-cell table:number-columns-repeated="998"/>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5"/>
          <table:table-cell table:number-columns-repeated="998"/>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5"/>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5"/>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5"/>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5"/>
          <table:table-cell table:number-columns-repeated="998"/>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5"/>
          <table:table-cell table:number-columns-repeated="998"/>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5"/>
          <table:table-cell table:number-columns-repeated="998"/>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5"/>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5"/>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5"/>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5"/>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5"/>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5"/>
          <table:table-cell table:number-columns-repeated="998"/>
        </table:table-row>
        <table:table-row table:style-name="ro14">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5"/>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5"/>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5"/>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5"/>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5"/>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5"/>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5"/>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5"/>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5"/>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5"/>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5"/>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5"/>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5"/>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5"/>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5"/>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5"/>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5"/>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5"/>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5"/>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5"/>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5"/>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5"/>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5"/>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5"/>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5"/>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5"/>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5"/>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5"/>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5"/>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5"/>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5"/>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5"/>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5"/>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5"/>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5"/>
          <table:table-cell table:number-columns-repeated="998"/>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5"/>
          <table:table-cell table:number-columns-repeated="998"/>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5"/>
          <table:table-cell table:number-columns-repeated="998"/>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5"/>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5"/>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5"/>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5"/>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5"/>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5"/>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5"/>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5"/>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5"/>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5"/>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5"/>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5"/>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5"/>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5"/>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5"/>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5"/>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5"/>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5"/>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5"/>
          <table:table-cell table:number-columns-repeated="998"/>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5"/>
          <table:table-cell table:number-columns-repeated="998"/>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fy8w7r78545yit3787efygs8def.width-450.png - MON091 - F, https://storage.googleapis.com/fabmaster/media/images/U-MON091.width-450.png - MON091 – U</text:p>
          </table:table-cell>
          <table:table-cell/>
          <table:table-cell table:style-name="ce15"/>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5"/>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5"/>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5"/>
          <table:table-cell table:number-columns-repeated="998"/>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5"/>
          <table:table-cell table:number-columns-repeated="998"/>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5"/>
          <table:table-cell table:number-columns-repeated="998"/>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5"/>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5"/>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5"/>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5"/>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5"/>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5"/>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text:p>
          </table:table-cell>
          <table:table-cell/>
          <table:table-cell table:style-name="ce15"/>
          <table:table-cell table:number-columns-repeated="998"/>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 https://storage.googleapis.com/fabmaster/media/images/EVR153.width-450.png - EVR153 – F</text:p>
          </table:table-cell>
          <table:table-cell/>
          <table:table-cell table:style-name="ce15"/>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5"/>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5"/>
          <table:table-cell table:number-columns-repeated="998"/>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5"/>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5"/>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5"/>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5"/>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5"/>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5"/>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5"/>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5"/>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5"/>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5"/>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5"/>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5"/>
          <table:table-cell table:number-columns-repeated="998"/>
        </table:table-row>
        <table:table-row table:style-name="ro8">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ty2ZQtPLgqDHz9EjdOMHZOUJhISA3s8RIgr3lus4KTmVq.width-450.png - MON119 - F, https://storage.googleapis.com/fabmaster/media/images/U-MON119.width-450.png - MON119 – U</text:p>
          </table:table-cell>
          <table:table-cell/>
          <table:table-cell table:style-name="ce15"/>
          <table:table-cell table:number-columns-repeated="998"/>
        </table:table-row>
        <table:table-row table:style-name="ro8">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QB393QB0F93d2Hhhs5Cf_iMdCfa8qpl1J91FOlwlsYvSnv.width-450.png - MON120 - F, https://storage.googleapis.com/fabmaster/media/images/U-MON120.width-450.png - MON120 – U</text:p>
          </table:table-cell>
          <table:table-cell/>
          <table:table-cell table:style-name="ce15"/>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5"/>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5"/>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5"/>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 EA,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5"/>
          <table:table-cell table:number-columns-repeated="998"/>
        </table:table-row>
        <table:table-row table:style-name="ro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KLUiCIJEFKdt8QM545A4g.width-450.png - MON125 - F, https://storage.googleapis.com/fabmaster/media/images/U-MON125.width-450.png - MON125 – U</text:p>
          </table:table-cell>
          <table:table-cell/>
          <table:table-cell table:style-name="ce15"/>
          <table:table-cell table:number-columns-repeated="998"/>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8Hvi6X0i746eD8UVlBjt.width-450.png - MON126 - F, https://storage.googleapis.com/fabmaster/media/images/UMON126.width-450.png - MON126 – U</text:p>
          </table:table-cell>
          <table:table-cell/>
          <table:table-cell table:style-name="ce15"/>
          <table:table-cell table:number-columns-repeated="998"/>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3HnONyYapgg32MEXbFXUB.width-450.png - MON127 - F, https://storage.googleapis.com/fabmaster/media/images/U-MON127.width-450.png - MON127 – U</text:p>
          </table:table-cell>
          <table:table-cell/>
          <table:table-cell table:style-name="ce15"/>
          <table:table-cell table:number-columns-repeated="998"/>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SAy5p6Yoa21bM89UuG8l4.width-450.png - MON128 - F, https://storage.googleapis.com/fabmaster/media/images/U-MON128.width-450.png - MON128 – U</text:p>
          </table:table-cell>
          <table:table-cell/>
          <table:table-cell table:style-name="ce15"/>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5"/>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5"/>
          <table:table-cell table:number-columns-repeated="998"/>
        </table:table-row>
        <table:table-row table:style-name="ro12">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MON131.width-450.png - MON131 – U</text:p>
          </table:table-cell>
          <table:table-cell/>
          <table:table-cell table:style-name="ce15"/>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5"/>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5"/>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5"/>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5"/>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5"/>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5"/>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5"/>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5"/>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5"/>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5"/>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5"/>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5"/>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5"/>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5"/>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5"/>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5"/>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5"/>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5"/>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5"/>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5"/>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5"/>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5"/>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5"/>
          <table:table-cell table:number-columns-repeated="998"/>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5"/>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5"/>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5"/>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5"/>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5"/>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5"/>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5"/>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5"/>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5"/>
          <table:table-cell table:number-columns-repeated="998"/>
        </table:table-row>
        <table:table-row table:style-name="ro9">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card of your deck. You may it on the bottom.)*</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5"/>
          <table:table-cell table:number-columns-repeated="998"/>
        </table:table-row>
        <table:table-row table:style-name="ro15">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5"/>
          <table:table-cell table:number-columns-repeated="998"/>
        </table:table-row>
        <table:table-row table:style-name="ro15">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5"/>
          <table:table-cell table:number-columns-repeated="998"/>
        </table:table-row>
        <table:table-row table:style-name="ro16">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5"/>
          <table:table-cell table:number-columns-repeated="998"/>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5"/>
          <table:table-cell table:number-columns-repeated="998"/>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5"/>
          <table:table-cell table:number-columns-repeated="998"/>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5"/>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5"/>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5"/>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5"/>
          <table:table-cell table:number-columns-repeated="998"/>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5"/>
          <table:table-cell table:number-columns-repeated="998"/>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5"/>
          <table:table-cell table:number-columns-repeated="998"/>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5"/>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5"/>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5"/>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5"/>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5"/>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5"/>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5"/>
          <table:table-cell table:number-columns-repeated="998"/>
        </table:table-row>
        <table:table-row table:style-name="ro11">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When you attack with thi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_up.width-450.png - MON183 - F, https://storage.googleapis.com/fabmaster/media/images/seeds.width-450.png - MON183 – U</text:p>
          </table:table-cell>
          <table:table-cell/>
          <table:table-cell table:style-name="ce15"/>
          <table:table-cell table:number-columns-repeated="998"/>
        </table:table-row>
        <table:table-row table:style-name="ro11">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1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seeds2.width-450.png - MON184 – U</text:p>
          </table:table-cell>
          <table:table-cell/>
          <table:table-cell table:style-name="ce15"/>
          <table:table-cell table:number-columns-repeated="998"/>
        </table:table-row>
        <table:table-row table:style-name="ro11">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0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seeds3.width-450.png - MON185 – U</text:p>
          </table:table-cell>
          <table:table-cell/>
          <table:table-cell table:style-name="ce15"/>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5"/>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5"/>
          <table:table-cell table:number-columns-repeated="998"/>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5"/>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5"/>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5"/>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5"/>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5"/>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5"/>
          <table:table-cell table:number-columns-repeated="998"/>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5"/>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5"/>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5"/>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5"/>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5"/>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5"/>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5"/>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5"/>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5"/>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5"/>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5"/>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5"/>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5"/>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5"/>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5"/>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5"/>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5"/>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5"/>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5"/>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5"/>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MON214.width-450.png - MON214 – U</text:p>
          </table:table-cell>
          <table:table-cell/>
          <table:table-cell table:style-name="ce15"/>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5"/>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5"/>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5"/>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5"/>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5"/>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5"/>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5"/>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5"/>
          <table:table-cell table:number-columns-repeated="998"/>
        </table:table-row>
        <table:table-row table:style-name="ro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83qQVRV7av7WVwN6jhg0d.width-450.png - MON223 - F, https://storage.googleapis.com/fabmaster/media/images/U-MON223.width-450.png - MON223 – U</text:p>
          </table:table-cell>
          <table:table-cell/>
          <table:table-cell table:style-name="ce15"/>
          <table:table-cell table:number-columns-repeated="998"/>
        </table:table-row>
        <table:table-row table:style-name="ro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322d1Gx66IHv4QNM3gOjV7.width-450.png - MON224 - F, https://storage.googleapis.com/fabmaster/media/images/U-MON224.width-450.png - MON224 – U</text:p>
          </table:table-cell>
          <table:table-cell/>
          <table:table-cell table:style-name="ce15"/>
          <table:table-cell table:number-columns-repeated="998"/>
        </table:table-row>
        <table:table-row table:style-name="ro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h3ntlAv43eGM6Nq3R046zh.width-450.png - MON225 - F, https://storage.googleapis.com/fabmaster/media/images/U-MON225.width-450.png - MON225 – U</text:p>
          </table:table-cell>
          <table:table-cell/>
          <table:table-cell table:style-name="ce15"/>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5"/>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5"/>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5"/>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5"/>
          <table:table-cell table:number-columns-repeated="998"/>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5"/>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5"/>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5"/>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5"/>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5"/>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5"/>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5"/>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5"/>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5"/>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5"/>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5"/>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5"/>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5"/>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5"/>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5"/>
          <table:table-cell table:number-columns-repeated="998"/>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5"/>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5"/>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5"/>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5"/>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5"/>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5"/>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5"/>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5"/>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5"/>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5"/>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5"/>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5"/>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5"/>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5"/>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5"/>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5"/>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5"/>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5"/>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5"/>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5"/>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5"/>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5"/>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5"/>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5"/>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5"/>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5"/>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5"/>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5"/>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5"/>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5"/>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5"/>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5"/>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5"/>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5"/>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5"/>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5"/>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5"/>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5"/>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5"/>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5"/>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5"/>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5"/>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5"/>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5"/>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5"/>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5"/>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5"/>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5"/>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5"/>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5"/>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5"/>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5"/>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5"/>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5"/>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5"/>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5"/>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5"/>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5"/>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5"/>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5"/>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5"/>
          <table:table-cell table:number-columns-repeated="998"/>
        </table:table-row>
        <table:table-row table:style-name="ro17">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17">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2">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ELE017.width-450.png – ELE017 – U</text:p>
          </table:table-cell>
          <table:table-cell table:number-columns-repeated="1000"/>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1">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1">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1">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4">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3">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18">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18">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1">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18">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2">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2">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2">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3">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4">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18">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6">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6">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5 or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6">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1">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4">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4">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4">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12">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arget 1H weapon gains **go again** this turn while attacking this turn.</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4">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ext:p/>
            <text:p>**Go again**</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9">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 – EA</text:p>
          </table:table-cell>
          <table:table-cell office:value-type="string" calcext:value-type="string">
            <text:p>https://storage.googleapis.com/fabmaster/media/images/EVR057.width-450.png - EVR057 - F</text:p>
          </table:table-cell>
          <table:table-cell table:number-columns-repeated="1000"/>
        </table:table-row>
        <table:table-row table:style-name="ro9">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 – EA</text:p>
          </table:table-cell>
          <table:table-cell office:value-type="string" calcext:value-type="string">
            <text:p>https://storage.googleapis.com/fabmaster/media/images/EVR058.width-450.png - EVR058 - F</text:p>
          </table:table-cell>
          <table:table-cell table:number-columns-repeated="1000"/>
        </table:table-row>
        <table:table-row table:style-name="ro9">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 – EA</text:p>
          </table:table-cell>
          <table:table-cell office:value-type="string" calcext:value-type="string">
            <text:p>https://storage.googleapis.com/fabmaster/media/images/EVR059.width-450.png - EVR059 - F</text:p>
          </table:table-cell>
          <table:table-cell table:number-columns-repeated="1000"/>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9">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text:p>
            <text:p/>
            <text:p>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13">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19">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5">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text:p>
            <text:p/>
            <text:p>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1">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1">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9">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9">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9">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19" table:number-rows-repeated="1047224">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06">00/00/0000</text:date>, <text:time style:data-style-name="N2" text:time-value="19:36:49.0623994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06T19:37:40.518394293</dc:date>
    <meta:editing-duration>P2DT18M2S</meta:editing-duration>
    <meta:editing-cycles>1162</meta:editing-cycles>
    <meta:generator>LibreOffice/7.2.5.2$MacOSX_X86_64 LibreOffice_project/499f9727c189e6ef3471021d6132d4c694f357e5</meta:generator>
    <meta:document-statistic meta:table-count="1" meta:cell-count="17863" meta:object-count="0"/>
    <meta:user-defined meta:name=""/>
  </office:meta>
</office:document-meta>
</file>